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9.589cm"/>
    </style:style>
    <style:style style:name="co6" style:family="table-column">
      <style:table-column-properties fo:break-before="page" style:column-width="7.243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5.249cm"/>
    </style:style>
    <style:style style:name="co9" style:family="table-column">
      <style:table-column-properties fo:break-before="auto" style:column-width="5.934cm"/>
    </style:style>
    <style:style style:name="co10" style:family="table-column">
      <style:table-column-properties fo:break-before="auto" style:column-width="2.111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609cm" fo:break-before="auto" style:use-optimal-row-height="false"/>
    </style:style>
    <style:style style:name="ro5" style:family="table-row">
      <style:table-row-properties style:row-height="1.9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46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637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258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193cm" fo:break-before="auto" style:use-optimal-row-height="false"/>
    </style:style>
    <style:style style:name="ta1" style:family="table" style:master-page-name="PageStyle_5f_Plantilla_20_de_20_Casos_20_de_20_Prueba">
      <style:table-properties table:display="true" style:writing-mode="lr-tb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51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fo:color="#ffffff"/>
    </style:style>
    <style:style style:name="ce56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 fo:hyphenate="true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 fo:hyphenate="true"/>
    </style:style>
    <style:style style:name="ce60" style:family="table-cell" style:parent-style-name="Default">
      <style:table-cell-properties style:rotation-align="none"/>
    </style:style>
    <style:style style:name="T1" style:family="text">
      <style:text-properties fo:color="#000000" style:font-name="Calibri" fo:font-size="18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8pt" style:font-size-complex="18pt" style:font-weight-asian="bold" style:font-weight-complex="bold" style:font-style-asian="italic" style:font-style-complex="italic"/>
    </style:style>
    <style:style style:name="T2" style:family="text">
      <style:text-properties style:font-name="Calibri" fo:font-size="18pt" fo:font-weight="bold" style:text-underline-style="none" style:text-underline-color="font-color" style:text-line-through-type="none" style:text-outline="false" fo:text-shadow="none" style:text-position="0% 100%" style:font-name-complex="Calibri" style:font-size-asian="18pt" style:font-size-complex="18pt" style:font-weight-asian="bold" style:font-weight-complex="bold" fo:color="#729fcf" fo:font-style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tilla de Casos de Prueba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number-columns-repeated="1008" table:default-cell-style-name="ce48"/>
        <table:table-column table:style-name="co12" table:number-columns-repeated="6" table:default-cell-style-name="ce60"/>
        <table:table-header-rows>
          <table:table-row table:style-name="ro1">
            <table:table-cell table:style-name="ce41" office:value-type="string" calcext:value-type="string">
              <text:p><text:span text:style-name="T1">Testing </text:span><text:span text:style-name="T2">Casos de Prueba</text:span></text:p>
            </table:table-cell>
            <table:table-cell table:number-columns-repeated="1023"/>
          </table:table-row>
          <table:table-row table:style-name="ro2">
            <table:table-cell table:style-name="ce42" office:value-type="string" calcext:value-type="string">
              <text:p>Proyecto: [Nombre del Proyecto]</text:p>
            </table:table-cell>
            <table:table-cell table:style-name="ce49" office:value-type="string" calcext:value-type="string">
              <text:p>VacunaciónMascotas</text:p>
            </table:table-cell>
            <table:table-cell table:number-columns-repeated="1022"/>
          </table:table-row>
          <table:table-row table:style-name="ro2">
            <table:table-cell table:style-name="ce43"/>
            <table:table-cell table:number-columns-repeated="4"/>
            <table:table-cell table:style-name="ce16" office:value-type="string" calcext:value-type="string">
              <text:p>Resultado Esperado</text:p>
            </table:table-cell>
            <table:table-cell table:number-columns-repeated="1018"/>
          </table:table-row>
        </table:table-header-rows>
        <table:table-row table:style-name="ro2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aso de Prueba</text:p>
          </table:table-cell>
          <table:table-cell table:style-name="ce44" office:value-type="string" calcext:value-type="string">
            <text:p>Descripción</text:p>
          </table:table-cell>
          <table:table-cell table:style-name="ce44" office:value-type="string" calcext:value-type="string">
            <text:p>Precondiciones</text:p>
          </table:table-cell>
          <table:table-cell table:style-name="ce44" office:value-type="string" calcext:value-type="string">
            <text:p>Pasos a Reproducir</text:p>
          </table:table-cell>
          <table:table-cell table:style-name="ce44" office:value-type="string" calcext:value-type="string">
            <text:p>Resultado Esperado</text:p>
          </table:table-cell>
          <table:table-cell table:style-name="ce56" office:value-type="string" calcext:value-type="string">
            <text:p>Prioridad</text:p>
          </table:table-cell>
          <table:table-cell table:number-columns-repeated="1017"/>
        </table:table-row>
        <table:table-row table:style-name="ro3">
          <table:table-cell table:style-name="ce45"/>
          <table:table-cell table:style-name="ce50" office:value-type="string" calcext:value-type="string">
            <text:p>Login</text:p>
          </table:table-cell>
          <table:table-cell table:style-name="ce45" table:number-columns-repeated="4"/>
          <table:table-cell table:style-name="ce58"/>
          <table:table-cell table:number-columns-repeated="1017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Pantalla del Login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Tener una cuenta previamente Registrada y guardada en la Base de Datos. Indicar el Usuario y Contraseña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51" office:value-type="string" calcext:value-type="string">
            <text:p>Botón del Login</text:p>
          </table:table-cell>
          <table:table-cell table:style-name="ce13" office:value-type="string" calcext:value-type="string">
            <text:p>Usar el Botón del Login y ser redirigido a la Pantalla Principal</text:p>
          </table:table-cell>
          <table:table-cell table:style-name="ce13" office:value-type="string" calcext:value-type="string">
            <text:p>Los campos de los inputs deberán de estar completados y se deberá tener una cuenta previamente Registrada.</text:p>
          </table:table-cell>
          <table:table-cell table:style-name="ce13" office:value-type="string" calcext:value-type="string">
            <text:p><text:span text:style-name="T3">Tener una cuenta previamente Registrada y guardada en la Base de Datos y se deberá tener todos los campos de los inputs completados. </text:span><text:span text:style-name="T4">Utilizar el Botón llamado “Login”.</text:span></text:p>
          </table:table-cell>
          <table:table-cell table:style-name="ce13" office:value-type="string" calcext:value-type="string">
            <text:p>Utilizar el Botón del Login para ser redirigido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51" office:value-type="string" calcext:value-type="string">
            <text:p>Acceder a la Pantalla de Registro</text:p>
          </table:table-cell>
          <table:table-cell table:style-name="ce13" office:value-type="string" calcext:value-type="string">
            <text:p>Utilizar el texto resaltado llamado Registrate </text:p>
          </table:table-cell>
          <table:table-cell table:style-name="ce13" office:value-type="string" calcext:value-type="string">
            <text:p>No tener cuenta creada y anteriormente Registrada.</text:p>
          </table:table-cell>
          <table:table-cell table:style-name="ce13" office:value-type="string" calcext:value-type="string">
            <text:p>No tener cuenta creada y anteriormente Registrada y guardada en la Base de datos, salvo que se desee crear una cuenta nueva. Utilizar el texto con un enlace llamado “Registrate”.</text:p>
          </table:table-cell>
          <table:table-cell table:style-name="ce13" office:value-type="string" calcext:value-type="string">
            <text:p>Acceder a la Pantalla de Registro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3">
          <table:table-cell table:style-name="ce45"/>
          <table:table-cell table:style-name="ce50" office:value-type="string" calcext:value-type="string">
            <text:p>Registro</text:p>
          </table:table-cell>
          <table:table-cell table:style-name="ce45" table:number-columns-repeated="4"/>
          <table:table-cell table:style-name="ce58"/>
          <table:table-cell table:number-columns-repeated="1017"/>
        </table:table-row>
        <table:table-row table:style-name="ro7">
          <table:table-cell table:style-name="ce47" office:value-type="float" office:value="4" calcext:value-type="float">
            <text:p>4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4" office:value-type="string" calcext:value-type="string">
            <text:p>Agregar Datos en cada uno de los Inputs de la Pantalla del Registro.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No Tener una cuenta previamente Registrada y guardada en la Base de Datos, salvo que se desee crear una cuenta nueva. Indicar y llenar todos los campos necesarios para crear una cuenta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 table:style-name="ce47" office:value-type="float" office:value="5" calcext:value-type="float">
            <text:p>5</text:p>
          </table:table-cell>
          <table:table-cell table:style-name="ce51" office:value-type="string" calcext:value-type="string">
            <text:p>Botón del Registro</text:p>
          </table:table-cell>
          <table:table-cell table:style-name="ce13" office:value-type="string" calcext:value-type="string">
            <text:p>Usar el Botón del Registro y ser redirigido a la Pantalla de Registro de Mascotas.</text:p>
          </table:table-cell>
          <table:table-cell table:style-name="ce13" office:value-type="string" calcext:value-type="string">
            <text:p>Los campos de los inputs deberán de estar completados y no se deberá tener una cuenta previamente Registrada con los datos ingresados.</text:p>
          </table:table-cell>
          <table:table-cell table:style-name="ce13" office:value-type="string" calcext:value-type="string">
            <text:p>No tener una cuenta previamente Registrada y guardada en la Base de Datos y se deberá tener todos los campos de los inputs completados. Utilizar el Botón llamado “Crear Cuenta”.</text:p>
          </table:table-cell>
          <table:table-cell table:style-name="ce13" office:value-type="string" calcext:value-type="string">
            <text:p>Utilizar el Botón del Registro para ser redirigido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 table:style-name="ce45"/>
          <table:table-cell table:style-name="ce50" office:value-type="string" calcext:value-type="string">
            <text:p>Registro de Mascotas</text:p>
          </table:table-cell>
          <table:table-cell table:style-name="ce45" table:number-columns-repeated="4"/>
          <table:table-cell table:style-name="ce58"/>
          <table:table-cell table:number-columns-repeated="1017"/>
        </table:table-row>
        <table:table-row table:style-name="ro8">
          <table:table-cell table:style-name="ce47" office:value-type="float" office:value="6" calcext:value-type="float">
            <text:p>6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Pantalla del Registro de Mascotas.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Se deberá de estar previamente Registrado como cliente para luego Registrar a una Mascota. Indicar y llenar todos los campos necesarios para Registrar a tu Mascota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9">
          <table:table-cell table:style-name="ce47" office:value-type="float" office:value="7" calcext:value-type="float">
            <text:p>7</text:p>
          </table:table-cell>
          <table:table-cell table:style-name="ce51" office:value-type="string" calcext:value-type="string">
            <text:p>Botón del Registro de Mascotas</text:p>
          </table:table-cell>
          <table:table-cell table:style-name="ce13" office:value-type="string" calcext:value-type="string">
            <text:p>Usar el Botón del Registro y ser redirigido a la Pantalla de Registro de Mascotas.</text:p>
          </table:table-cell>
          <table:table-cell table:style-name="ce13" office:value-type="string" calcext:value-type="string">
            <text:p>Los campos de los inputs deberán de estar completados y se deberá de haberse registrado previamente para Registrar una Mascota.</text:p>
          </table:table-cell>
          <table:table-cell table:style-name="ce13" office:value-type="string" calcext:value-type="string">
            <text:p><text:span text:style-name="T3">Tener una cuenta previamente Registrada y guardada en la Base de Datos y se deberá tener todos los campos de los inputs completados. </text:span><text:span text:style-name="T4">Utilizar el Botón llamado “Agregar Mascota”.</text:span></text:p>
          </table:table-cell>
          <table:table-cell table:style-name="ce13" office:value-type="string" calcext:value-type="string">
            <text:p>Utilizar el Botón del Registro de Mascotas para ser redirigido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 table:style-name="ce45"/>
          <table:table-cell table:style-name="ce50" office:value-type="string" calcext:value-type="string">
            <text:p>Pantalla Principal</text:p>
          </table:table-cell>
          <table:table-cell table:style-name="ce45" table:number-columns-repeated="4"/>
          <table:table-cell table:style-name="ce58"/>
          <table:table-cell table:number-columns-repeated="1017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Registrar Mascota</text:p>
          </table:table-cell>
          <table:table-cell table:style-name="ce13" office:value-type="string" calcext:value-type="string">
            <text:p>Usar el Botón de la Pantalla Principal y ser redirigido a la Pantalla de Registro de Mascotas para Agregar una nueva Mascota.</text:p>
          </table:table-cell>
          <table:table-cell table:style-name="ce13" office:value-type="string" calcext:value-type="string">
            <text:p>Tener una Cuenta Creada y estar situado en la Pantalla Principal.</text:p>
          </table:table-cell>
          <table:table-cell table:style-name="ce13" office:value-type="string" calcext:value-type="string">
            <text:p>Utilizar el Botón llamado “Registrar Mascota” estando situado en la Pantalla Principal, y ser redirigido a la Pantalla de Registro de Mascotas. </text:p>
          </table:table-cell>
          <table:table-cell table:style-name="ce13" office:value-type="string" calcext:value-type="string">
            <text:p>Utilizar el Botón de la Pantalla Principal llamado “Registrar Mascota” para registrar otra mascota, siendo redirigido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Agregar Fecha</text:p>
          </table:table-cell>
          <table:table-cell table:style-name="ce13" office:value-type="string" calcext:value-type="string">
            <text:p>Usar el Botón de la Pantalla Principal y Abrir una ventana para Agregar la fecha de Vacunación necesaria para una Mascota.</text:p>
          </table:table-cell>
          <table:table-cell table:style-name="ce13" office:value-type="string" calcext:value-type="string">
            <text:p>Tener una Cuenta Creada, una Mascota Registrada y estar situado en la Pantalla Principal.</text:p>
          </table:table-cell>
          <table:table-cell table:style-name="ce13" office:value-type="string" calcext:value-type="string">
            <text:p>Utilizar el Botón llamado “Agregar Fecha” estando situado en la Pantalla Principal, y que se Abra la Ventana para Agregar una Fecha de Vacunación para una Mascota. </text:p>
          </table:table-cell>
          <table:table-cell table:style-name="ce13" office:value-type="string" calcext:value-type="string">
            <text:p>Utilizar el Botón llamado “Agregar Fecha”, y que se Abra la Ventana para Agregar una Fecha de Vacunación para una Mascota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10">
          <table:table-cell table:style-name="ce47" office:value-type="float" office:value="10" calcext:value-type="float">
            <text:p>10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ventana para Agregar una fecha.</text:p>
          </table:table-cell>
          <table:table-cell table:style-name="ce13" office:value-type="string" calcext:value-type="string">
            <text:p><text:span text:style-name="T3">Tener una Cuenta Creada y Mascota Registrada, estando situado en la Pantalla Principal, utilizar el Botón de Agregar Fecha. L</text:span>os inputs deberán tener los estilos y formato necesario.</text:p>
          </table:table-cell>
          <table:table-cell table:style-name="ce13" office:value-type="string" calcext:value-type="string">
            <text:p>Todos los inputs deberán de tener una conexión con la Base de Datos para identificar la Mascota a la que se le desea Agregar una Fecha de Vacunación. Indicar y llenar todos los campos necesarios para Agregar una Fecha.</text:p>
          </table:table-cell>
          <table:table-cell table:style-name="ce13" office:value-type="string" calcext:value-type="string">
            <text:p>Indicar y llenar todos los campos necesarios sobre los datos de una mascota previamente Registrada para Agregar una Fecha para su Vacunación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11">
          <table:table-cell table:style-name="ce47" office:value-type="float" office:value="11" calcext:value-type="float">
            <text:p>11</text:p>
          </table:table-cell>
          <table:table-cell table:style-name="ce51" office:value-type="string" calcext:value-type="string">
            <text:p>Botón de Ingresar Fecha</text:p>
          </table:table-cell>
          <table:table-cell table:style-name="ce13" office:value-type="string" calcext:value-type="string">
            <text:p>Usar el Botón de la Ventana para Agregar una Fecha.</text:p>
          </table:table-cell>
          <table:table-cell table:style-name="ce13" office:value-type="string" calcext:value-type="string">
            <text:p>Haber llenado todos los campos necesarios relacionados a una Mascota.</text:p>
          </table:table-cell>
          <table:table-cell table:style-name="ce13" office:value-type="string" calcext:value-type="string">
            <text:p>Utilizar el Botón llamado “Ingresar Fecha”, habiendo llenado los campos relacionados a una Mascota y que la fecha se marque en el Calendario. </text:p>
          </table:table-cell>
          <table:table-cell table:style-name="ce13" office:value-type="string" calcext:value-type="string">
            <text:p>Utilizar el Botón llamado “Ingresar Fecha”, marcando en el Calendario la fecha ingresada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 table:style-name="ce45"/>
          <table:table-cell table:style-name="ce50" office:value-type="string" calcext:value-type="string">
            <text:p>Base de Datos</text:p>
          </table:table-cell>
          <table:table-cell table:style-name="ce45" table:number-columns-repeated="4"/>
          <table:table-cell table:style-name="ce58"/>
          <table:table-cell table:number-columns-repeated="1017"/>
        </table:table-row>
        <table:table-row table:style-name="ro12">
          <table:table-cell table:style-name="ce47" office:value-type="float" office:value="12" calcext:value-type="float">
            <text:p>12</text:p>
          </table:table-cell>
          <table:table-cell table:style-name="ce52" office:value-type="string" calcext:value-type="string">
            <text:p>Agregar Datos en Tabla</text:p>
          </table:table-cell>
          <table:table-cell table:style-name="ce55" office:value-type="string" calcext:value-type="string">
            <text:p>Agregar Datos en las tablas de la Base de Datos.</text:p>
          </table:table-cell>
          <table:table-cell table:style-name="ce55" office:value-type="string" calcext:value-type="string">
            <text:p>Tener Creadas las tablas para poder introducir los datos que el Usuario Quiera</text:p>
          </table:table-cell>
          <table:table-cell table:style-name="ce13" office:value-type="string" calcext:value-type="string">
            <text:p>- Iniciar la Base de datos  <text:span text:style-name="T5">-</text:span>Insertar datos en alguna tabla (INSERT INTO Mascota (id_mascota, nombre, tipo, raza, dni) VALUES (1,  'Juan', 'Perro', 'Caniche', 45322525);)</text:p>
          </table:table-cell>
          <table:table-cell table:style-name="ce13" office:value-type="string" calcext:value-type="string">
            <text:p>Se deberán mostrar los datos agregados en las tablas deseadas.</text:p>
            <text:p/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12">
          <table:table-cell table:style-name="ce47" office:value-type="float" office:value="13" calcext:value-type="float">
            <text:p>13</text:p>
          </table:table-cell>
          <table:table-cell table:style-name="ce52" office:value-type="string" calcext:value-type="string">
            <text:p>Borrar Datos en la Tabla</text:p>
          </table:table-cell>
          <table:table-cell table:style-name="ce55" office:value-type="string" calcext:value-type="string">
            <text:p>Borrar Datos en las tablas de la Base de Datos.</text:p>
          </table:table-cell>
          <table:table-cell table:style-name="ce55" office:value-type="string" calcext:value-type="string">
            <text:p>Tener Creadas las tablas para poder borrar los datos que el Usuario Quiera.</text:p>
          </table:table-cell>
          <table:table-cell table:style-name="ce13" office:value-type="string" calcext:value-type="string">
            <text:p>- Iniciar la Base de datos <text:s/>-Borrar datos en alguna tabla (DELETE FROM Mascota WHERE nombre='Juan';) </text:p>
          </table:table-cell>
          <table:table-cell table:style-name="ce13" office:value-type="string" calcext:value-type="string">
            <text:p>Se deberán borrar los datos anteriormente agregados en la tabla.</text:p>
            <text:p/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13">
          <table:table-cell table:style-name="ce47" office:value-type="float" office:value="14" calcext:value-type="float">
            <text:p>14</text:p>
          </table:table-cell>
          <table:table-cell table:style-name="ce52" office:value-type="string" calcext:value-type="string">
            <text:p>Agregar Tabla </text:p>
          </table:table-cell>
          <table:table-cell table:style-name="ce55" office:value-type="string" calcext:value-type="string">
            <text:p>Agregar una tabla en la Base de datos.</text:p>
          </table:table-cell>
          <table:table-cell table:style-name="ce55" office:value-type="string" calcext:value-type="string">
            <text:p>La tabla no debe estar creada</text:p>
          </table:table-cell>
          <table:table-cell table:style-name="ce13" office:value-type="string" calcext:value-type="string">
            <text:p>- Iniciar la Base de datos -Crear la tabla deseada <text:span text:style-name="T6">(</text:span> CREATE TABLE Mascota (Id_Mascota INT NOT NULL, Nombre varchar (50) NOT NULL, Tipo VARCHAR (50) NOT NULL, Raza varchar (50) NOT NULL, DNI int not NULL, PRIMARY KEY (Id_Mascota), FOREIGN kEy (DNI) REFERENCES Usuario(DNI));<text:span text:style-name="T6">)</text:span></text:p>
          </table:table-cell>
          <table:table-cell table:style-name="ce13" office:value-type="string" calcext:value-type="string">
            <text:p>Se deberá mostrar la tabla creada en nuestra base de datos.</text:p>
          </table:table-cell>
          <table:table-cell table:style-name="ce59" office:value-type="string" calcext:value-type="string">
            <text:p>Alta</text:p>
          </table:table-cell>
          <table:table-cell table:number-columns-repeated="1017"/>
        </table:table-row>
        <table:table-row table:style-name="ro14">
          <table:table-cell table:style-name="ce47" office:value-type="float" office:value="15" calcext:value-type="float">
            <text:p>15</text:p>
          </table:table-cell>
          <table:table-cell table:style-name="ce52" office:value-type="string" calcext:value-type="string">
            <text:p>Borrar Tabla</text:p>
          </table:table-cell>
          <table:table-cell table:style-name="ce55" office:value-type="string" calcext:value-type="string">
            <text:p>Borrar una tabla anteriormente creada.</text:p>
          </table:table-cell>
          <table:table-cell table:style-name="ce55" office:value-type="string" calcext:value-type="string">
            <text:p>La tabla que queremos borrar debe estar creada.</text:p>
          </table:table-cell>
          <table:table-cell table:style-name="ce13" office:value-type="string" calcext:value-type="string">
            <text:p>- Borrar la tabla deseada <text:span text:style-name="T6">(</text:span>DROP TABLE Mascota<text:span text:style-name="T6">)</text:span></text:p>
          </table:table-cell>
          <table:table-cell table:style-name="ce13" office:value-type="string" calcext:value-type="string">
            <text:p>Se deberá haber borrado la tabla deseada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15">
          <table:table-cell table:style-name="ce47" office:value-type="float" office:value="16" calcext:value-type="float">
            <text:p>16</text:p>
          </table:table-cell>
          <table:table-cell table:style-name="ce52" office:value-type="string" calcext:value-type="string">
            <text:p>Modificar Datos en una Tabla</text:p>
          </table:table-cell>
          <table:table-cell table:style-name="ce55" office:value-type="string" calcext:value-type="string">
            <text:p>Modificar datos en una tabla anteriormente creada.</text:p>
          </table:table-cell>
          <table:table-cell table:style-name="ce13" office:value-type="string" calcext:value-type="string">
            <text:p>Se debe contar con la tabla a la que modificaremos los datos.</text:p>
          </table:table-cell>
          <table:table-cell table:style-name="ce13" office:value-type="string" calcext:value-type="string">
            <text:p>- Iniciar la Base de datos - Modificar los datos deseados de una tabla especifica ( UPDATE Mascota SET Nombre = 'Pedro', Raza= 'Gato' WHERE id_mascota=1)</text:p>
          </table:table-cell>
          <table:table-cell table:style-name="ce13" office:value-type="string" calcext:value-type="string">
            <text:p>Se deberán poder ver los nuevos datos ingresados en la tabla.</text:p>
          </table:table-cell>
          <table:table-cell table:style-name="ce59" office:value-type="string" calcext:value-type="string">
            <text:p>Baja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Plantilla de Casos de Prueba'.$A$1" table:cell-range-address="$'Plantilla de Casos de Prueba'.$A$1:.$AMJ$4" table:range-usable-as="repeat-column repeat-row"/>
          <table:named-range table:name="_xlnm.Print_Titles_0" table:base-cell-address="$'Plantilla de Casos de Prueba'.$A$1" table:cell-range-address="$'Plantilla de Casos de Prueba'.$A$1:.$AMJ$3" table:range-usable-as="repeat-column repeat-row"/>
          <table:named-expression table:name="_xlnm._FilterDatabase" table:base-cell-address="$'Plantilla de Casos de Prueba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cm" fo:margin-bottom="1.9cm" fo:margin-left="1.799cm" fo:margin-right="1.799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21:38:37.4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tilla_20_de_20_Casos_20_de_20_Prueba" style:display-name="PageStyle_Plantilla de Casos de Prueb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02T03:53:17</meta:creation-date>
    <meta:initial-creator>admin</meta:initial-creator>
    <dc:language>es-AR</dc:language>
    <meta:print-date>2014-06-12T21:17:14</meta:print-date>
    <dc:date>2022-11-21T21:54:46.917000000</dc:date>
    <meta:editing-cycles>16</meta:editing-cycles>
    <meta:editing-duration>PT56M40S</meta:editing-duration>
    <meta:generator>LibreOffice/7.1.5.2$Windows_X86_64 LibreOffice_project/85f04e9f809797b8199d13c421bd8a2b025d52b5</meta:generator>
    <meta:document-statistic meta:table-count="1" meta:cell-count="128" meta:object-count="0"/>
    <meta:user-defined meta:name="AppVersion">15.0000</meta:user-defined>
  </office:meta>
</office:document-meta>
</file>